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color="#000096" fo:font-size="14pt" style:font-size-asian="14pt" style:font-size-complex="14pt"/>
    </style:style>
    <style:style style:name="P4" style:family="paragraph" style:parent-style-name="Standard">
      <style:paragraph-properties style:text-autospace="non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fo:color="#000096"/>
    </style:style>
    <style:style style:name="T1" style:family="text">
      <style:text-properties fo:color="#000000"/>
    </style:style>
    <style:style style:name="T2" style:family="text">
      <style:text-properties fo:color="#000096"/>
    </style:style>
    <style:style style:name="T3" style:family="text">
      <style:text-properties fo:color="#000000" fo:background-color="#ffff00"/>
    </style:style>
    <style:style style:name="T4" style:family="text">
      <style:text-properties fo:color="#f5844c"/>
    </style:style>
    <style:style style:name="T5" style:family="text">
      <style:text-properties fo:color="#ff8040"/>
    </style:style>
    <style:style style:name="T6" style:family="text">
      <style:text-properties fo:color="#993300"/>
    </style:style>
    <style:style style:name="T7" style:family="text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4"/></text:span><text:span text:style-name="T2">&lt;gloss&gt;</text:span><text:span text:style-name="T1">corrections have been made </text:span><text:span text:style-name="T3">silently</text:span></text:p>
      <text:p text:style-name="P2"><text:span text:style-name="T1"><text:s text:c="4"/></text:span><text:span text:style-name="T2">&lt;/gloss&gt;&lt;gloss</text:span><text:span text:style-name="T4"> xml:lang</text:span><text:span text:style-name="T5">=</text:span><text:span text:style-name="T6">"zh-tw"</text:span><text:span text:style-name="T4"> notBefore</text:span><text:span text:style-name="T5">=</text:span><text:span text:style-name="T6">"2007-05-02"</text:span><text:span text:style-name="T2">&gt;</text:span><text:span text:style-name="T1">直接在文本中更正</text:span><text:span text:style-name="T2">&lt;/gloss&gt;</text:span></text:p>
      <text:p text:style-name="P3"/>
      <text:p text:style-name="P3"/>
      <text:p text:style-name="P3"/>
      <text:p text:style-name="P1"><text:span text:style-name="T1"><text:s text:c="9"/></text:span><text:span text:style-name="T2">&lt;gloss&gt;</text:span><text:span text:style-name="T1">all end-of-line hyphenation has been retained,</text:span></text:p>
      <text:p text:style-name="P4"><text:s text:c="19"/><text:span text:style-name="T7">even though the lineation of the original</text:span></text:p>
      <text:p text:style-name="P4"><text:span text:style-name="T7"><text:s text:c="19"/>may not have been</text:span>.</text:p>
      <text:p text:style-name="P1"><text:span text:style-name="T1"><text:s text:c="10"/></text:span><text:span text:style-name="T2">&lt;/gloss&gt;&lt;gloss</text:span><text:span text:style-name="T4"> xml:lang</text:span><text:span text:style-name="T5">=</text:span><text:span text:style-name="T6">"zh-tw"</text:span><text:span text:style-name="T4"> notBefore</text:span><text:span text:style-name="T5">=</text:span><text:span text:style-name="T6">"2007-05-02"</text:span><text:span text:style-name="T2">&gt;</text:span><text:span text:style-name="T1">保留所有行末連字符號，</text:span><text:span text:style-name="T3">即使原文中的不被保留</text:span><text:span text:style-name="T1">。</text:span><text:span text:style-name="T2">&lt;/gloss&gt;</text:span></text:p>
      <text:p text:style-name="P3"/>
      <text:p text:style-name="P3"/>
      <text:p text:style-name="P3"/>
      <text:p text:style-name="P1"><text:span text:style-name="T2">&lt;valItem</text:span><text:span text:style-name="T4"> ident</text:span><text:span text:style-name="T5">=</text:span><text:span text:style-name="T6">"hard"</text:span><text:span text:style-name="T2">&gt;</text:span></text:p>
      <text:p text:style-name="P1"><text:span text:style-name="T1"><text:s text:c="10"/></text:span><text:span text:style-name="T2">&lt;gloss&gt;</text:span><text:span text:style-name="T1">all </text:span><text:span text:style-name="T3">soft </text:span><text:span text:style-name="T1">end-of-line hyphenation has been removed:</text:span></text:p>
      <text:p text:style-name="P4"><text:s text:c="19"/>any remaining end-od-line hyphenation should be retained.</text:p>
      <text:p text:style-name="P1"><text:span text:style-name="T1"><text:s text:c="10"/></text:span><text:span text:style-name="T2">&lt;/gloss&gt;&lt;gloss</text:span><text:span text:style-name="T4"> xml:lang</text:span><text:span text:style-name="T5">=</text:span><text:span text:style-name="T6">"zh-tw"</text:span><text:span text:style-name="T4"> notBefore</text:span><text:span text:style-name="T5">=</text:span><text:span text:style-name="T6">"2007-05-02"</text:span><text:span text:style-name="T2">&gt;</text:span><text:span text:style-name="T1">所有</text:span><text:span text:style-name="T3">soft</text:span><text:span text:style-name="T1">行末連字符號皆被移除：任何剩下的行末連字符號應該被保留。</text:span><text:span text:style-name="T2">&lt;/gloss&gt;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7-06-05T11:38:41</meta:creation-date>
    <dc:creator>Weining</dc:creator>
    <dc:date>2007-06-06T23:45:14</dc:date>
    <dc:language>en-US</dc:language>
    <meta:editing-cycles>6</meta:editing-cycles>
    <meta:editing-duration>PT51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20" meta:character-count="647"/>
  </office:meta>
</office:document-meta>
</file>